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Cuneguines Nixon</meta:initial-creator>
    <dc:creator>Cuneguines Nixon</dc:creator>
    <meta:creation-date>2023-05-13T08:40:02Z</meta:creation-date>
    <dc:date>2023-05-13T08:40:33Z</dc:date>
    <meta:editing-cycles>1</meta:editing-cycles>
    <meta:editing-duration>PT31S</meta:editing-duration>
    <meta:document-statistic meta:paragraph-count="0" meta:word-count="0"/>
  </office:meta>
</office:document-meta>
</file>